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97a" officeooo:paragraph-rsid="001a797a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text-properties officeooo:paragraph-rsid="001a797a"/>
    </style:style>
    <style:style style:name="P4" style:family="paragraph" style:parent-style-name="Standard">
      <style:paragraph-properties fo:margin-left="0.344cm" fo:margin-right="0.238cm" fo:margin-top="0cm" fo:margin-bottom="0.159cm" loext:contextual-spacing="false" style:line-height-at-least="0.423cm" fo:text-align="start" style:justify-single-word="false" fo:orphans="2" fo:widows="2" fo:text-indent="0cm" style:auto-text-indent="false" style:writing-mode="lr-tb"/>
      <style:text-properties officeooo:rsid="001a797a" officeooo:paragraph-rsid="001a797a"/>
    </style:style>
    <style:style style:name="P5" style:family="paragraph" style:parent-style-name="Standard">
      <style:paragraph-properties fo:margin-left="0cm" fo:margin-right="0.238cm" fo:margin-top="0cm" fo:margin-bottom="0.159cm" loext:contextual-spacing="false" style:line-height-at-least="0.423cm" fo:text-align="start" style:justify-single-word="false" fo:orphans="2" fo:widows="2" fo:text-indent="0cm" style:auto-text-indent="false" style:writing-mode="lr-t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a797a"/>
    </style:style>
    <style:style style:name="T2" style:family="text">
      <style:text-properties style:font-name="Roboto"/>
    </style:style>
    <style:style style:name="T3" style:family="text">
      <style:text-properties style:font-name="Roboto" style:font-name-asian="Roboto" style:font-name-complex="Roboto" loext:padding="0cm" loext:border="none"/>
    </style:style>
    <style:style style:name="T4" style:family="text">
      <style:text-properties fo:color="#263238" style:font-name="Roboto" fo:font-size="9.75pt"/>
    </style:style>
    <style:style style:name="T5" style:family="text">
      <style:text-properties fo:font-variant="normal" fo:text-transform="none" fo:color="#262626" style:font-name="Roboto" fo:font-size="8.25pt" fo:letter-spacing="normal" fo:font-style="normal" fo:font-weight="normal" style:font-name-asian="Roboto" style:font-size-asian="9.75pt" style:font-style-asian="normal" style:font-weight-asian="normal" style:font-name-complex="Roboto" style:font-size-complex="9.75pt" style:font-style-complex="normal" style:font-weight-complex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79cm" svg:y="0cm" svg:width="0.185cm" draw:z-index="0">
        <draw:text-box fo:min-height="0.212cm">
          <text:p text:style-name="Text_20_body"/>
        </draw:text-box>
      </draw:frame>
      <text:p text:style-name="P3"><text:span text:style-name="T1">Link to open :- </text:span><text:bookmark text:name=":4t.na"/></text:p>
      <text:p text:style-name="P4"><text:a xlink:type="simple" xlink:href="https://www.google.com/url?q=http://nemweb.com.au/%23mms-data-model&amp;sa=D&amp;source=hangouts&amp;ust=1551258837812000&amp;usg=AFQjCNFQjIRT4he0CHYedZQLiCDIIYZivw" office:target-frame-name="_blank" xlink:show="new" text:style-name="Internet_20_link" text:visited-style-name="Visited_20_Internet_20_Link"><text:span text:style-name="T4"/></text:a></text:p>
      <text:p text:style-name="P4"><text:a xlink:type="simple" xlink:href="https://www.google.com/url?q=http://nemweb.com.au/%23mms-data-model&amp;sa=D&amp;source=hangouts&amp;ust=1551258837812000&amp;usg=AFQjCNFQjIRT4he0CHYedZQLiCDIIYZivw" office:target-frame-name="_blank" xlink:show="new" text:style-name="Internet_20_link" text:visited-style-name="Visited_20_Internet_20_Link"><text:span text:style-name="T4">http://nemweb.com.au/#mms-data-model</text:span></text:a></text:p>
      <text:p text:style-name="P1"/>
      <text:p text:style-name="P1"/>
      <text:p text:style-name="P1">1) find missing value</text:p>
      <text:p text:style-name="P1">2) start date of unit_scada</text:p>
      <text:p text:style-name="P1">3) put in mysql databases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55:33.854674791</meta:creation-date>
    <dc:date>2019-02-26T18:49:31.934171366</dc:date>
    <meta:editing-duration>PT3H43M4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9" meta:character-count="126" meta:non-whitespace-character-count="110"/>
  </office:meta>
</office:document-meta>
</file>